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32.2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Gordic_20_Repor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4" style:family="table-cell" style:parent-style-name="Default" style:data-style-name="N115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5"/>
    <style:style style:name="ce7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1"/>
    <style:style style:name="ce13" style:family="table-cell" style:parent-style-name="Default" style:data-style-name="N115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15"/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Prijmy" table:style-name="ta1">
        <office:forms form:automatic-focus="false" form:apply-design-mode="false"/>
        <table:table-column table:style-name="co1" table:number-columns-repeated="2" table:default-cell-style-name="ce12"/>
        <table:table-column table:style-name="co2" table:number-columns-repeated="2" table:default-cell-style-name="ce14"/>
        <table:table-column table:style-name="co3" table:default-cell-style-name="ce14"/>
        <table:table-column table:style-name="co4" table:number-columns-repeated="1019" table:default-cell-style-name="Default"/>
        <table:table-row table:style-name="ro1">
          <table:table-cell table:style-name="ce11" office:value-type="string" calcext:value-type="string">
            <text:p>paragraf</text:p>
          </table:table-cell>
          <table:table-cell table:style-name="ce11" office:value-type="string" calcext:value-type="string">
            <text:p>polozka</text:p>
          </table:table-cell>
          <table:table-cell table:style-name="ce13" office:value-type="string" calcext:value-type="string">
            <text:p>schvaleno</text:p>
          </table:table-cell>
          <table:table-cell table:style-name="ce13" office:value-type="string" calcext:value-type="string">
            <text:p>zmeneno</text:p>
          </table:table-cell>
          <table:table-cell table:style-name="ce13" office:value-type="string" calcext:value-type="string">
            <text:p>plneni</text:p>
          </table:table-cell>
          <table:table-cell table:style-name="ce15" table:number-columns-repeated="1019"/>
        </table:table-row>
        <table:table-row table:style-name="ro1" table:number-rows-repeated="321">
          <table:table-cell table:style-name="Default" table:number-columns-repeated="5"/>
          <table:table-cell table:number-columns-repeated="1019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ydaje" table:style-name="ta2">
        <office:forms form:automatic-focus="false" form:apply-design-mode="false"/>
        <table:table-column table:style-name="co1" table:number-columns-repeated="2" table:default-cell-style-name="ce12"/>
        <table:table-column table:style-name="co3" table:default-cell-style-name="ce14"/>
        <table:table-column table:style-name="co2" table:number-columns-repeated="2" table:default-cell-style-name="ce14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1" office:value-type="string" calcext:value-type="string">
            <text:p>paragraf</text:p>
          </table:table-cell>
          <table:table-cell table:style-name="ce11" office:value-type="string" calcext:value-type="string">
            <text:p>polozka</text:p>
          </table:table-cell>
          <table:table-cell table:style-name="ce13" office:value-type="string" calcext:value-type="string">
            <text:p>schvaleno</text:p>
          </table:table-cell>
          <table:table-cell table:style-name="ce13" office:value-type="string" calcext:value-type="string">
            <text:p>zmeneno</text:p>
          </table:table-cell>
          <table:table-cell table:style-name="ce13" office:value-type="string" calcext:value-type="string">
            <text:p>plneni</text:p>
          </table:table-cell>
          <table:table-cell table:style-name="ce15"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10000" calcext:value-type="currency">
            <text:p>10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350000" calcext:value-type="currency">
            <text:p>1 350 000,00 Kč</text:p>
          </table:table-cell>
          <table:table-cell office:value-type="currency" office:currency="CZK" office:value="313700" calcext:value-type="currency">
            <text:p>313 7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91" calcext:value-type="float">
            <text:p>5191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363" calcext:value-type="float">
            <text:p>536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000" calcext:value-type="currency">
            <text:p>100 000,00 Kč</text:p>
          </table:table-cell>
          <table:table-cell table:number-columns-repeated="1020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3000" calcext:value-type="currency">
            <text:p>133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3000" calcext:value-type="currency">
            <text:p>3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130000" calcext:value-type="currency">
            <text:p>130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4300000" calcext:value-type="currency">
            <text:p>4 300 000,00 Kč</text:p>
          </table:table-cell>
          <table:table-cell office:value-type="currency" office:currency="CZK" office:value="3979000" calcext:value-type="currency">
            <text:p>3 979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44500" calcext:value-type="currency">
            <text:p>644 5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767000" calcext:value-type="currency">
            <text:p>767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222" calcext:value-type="float">
            <text:p>5222</text:p>
          </table:table-cell>
          <table:table-cell table:number-columns-repeated="2" office:value-type="currency" office:currency="CZK" office:value="500000" calcext:value-type="currency">
            <text:p>500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229" calcext:value-type="float">
            <text:p>5229</text:p>
          </table:table-cell>
          <table:table-cell table:number-columns-repeated="2" office:value-type="currency" office:currency="CZK" office:value="99000" calcext:value-type="currency">
            <text:p>99 0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363" calcext:value-type="float">
            <text:p>536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1000" calcext:value-type="currency">
            <text:p>151 000,00 Kč</text:p>
          </table:table-cell>
          <table:table-cell table:number-columns-repeated="102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3300000" calcext:value-type="currency">
            <text:p>3 300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000" calcext:value-type="currency">
            <text:p>300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200000" calcext:value-type="currency">
            <text:p>2 200 000,00 Kč</text:p>
          </table:table-cell>
          <table:table-cell office:value-type="currency" office:currency="CZK" office:value="3000000" calcext:value-type="currency">
            <text:p>3 000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0000" calcext:value-type="currency">
            <text:p>550 000,00 Kč</text:p>
          </table:table-cell>
          <table:table-cell table:number-columns-repeated="1020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300000" calcext:value-type="currency">
            <text:p>3 300 000,00 Kč</text:p>
          </table:table-cell>
          <table:table-cell office:value-type="currency" office:currency="CZK" office:value="4000000" calcext:value-type="currency">
            <text:p>4 000 000,00 Kč</text:p>
          </table:table-cell>
          <table:table-cell table:number-columns-repeated="1020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4700000" calcext:value-type="currency">
            <text:p>4 700 000,00 Kč</text:p>
          </table:table-cell>
          <table:table-cell office:value-type="currency" office:currency="CZK" office:value="5300000" calcext:value-type="currency">
            <text:p>5 300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500000" calcext:value-type="currency">
            <text:p>1 500 000,00 Kč</text:p>
          </table:table-cell>
          <table:table-cell office:value-type="currency" office:currency="CZK" office:value="800000" calcext:value-type="currency">
            <text:p>800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600000" calcext:value-type="currency">
            <text:p>600 000,00 Kč</text:p>
          </table:table-cell>
          <table:table-cell office:value-type="currency" office:currency="CZK" office:value="300000" calcext:value-type="currency">
            <text:p>300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520000" calcext:value-type="currency">
            <text:p>520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32000" calcext:value-type="currency">
            <text:p>32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000" calcext:value-type="currency">
            <text:p>55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8" calcext:value-type="float">
            <text:p>5168</text:p>
          </table:table-cell>
          <table:table-cell table:number-columns-repeated="2" office:value-type="currency" office:currency="CZK" office:value="118000" calcext:value-type="currency">
            <text:p>118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8000000" calcext:value-type="currency">
            <text:p>28 000 000,00 Kč</text:p>
          </table:table-cell>
          <table:table-cell office:value-type="currency" office:currency="CZK" office:value="30609000" calcext:value-type="currency">
            <text:p>30 609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6400000" calcext:value-type="currency">
            <text:p>6 400 000,00 Kč</text:p>
          </table:table-cell>
          <table:table-cell office:value-type="currency" office:currency="CZK" office:value="5458000" calcext:value-type="currency">
            <text:p>5 458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213" calcext:value-type="float">
            <text:p>521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225" calcext:value-type="float">
            <text:p>5225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000" calcext:value-type="currency">
            <text:p>100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81698000" calcext:value-type="currency">
            <text:p>81 698 000,00 Kč</text:p>
          </table:table-cell>
          <table:table-cell office:value-type="currency" office:currency="CZK" office:value="124890600" calcext:value-type="currency">
            <text:p>124 890 6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400000" calcext:value-type="currency">
            <text:p>400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3" calcext:value-type="float">
            <text:p>612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2362000" calcext:value-type="currency">
            <text:p>12 362 000,00 Kč</text:p>
          </table:table-cell>
          <table:table-cell table:number-columns-repeated="1020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000" calcext:value-type="currency">
            <text:p>100 000,00 Kč</text:p>
          </table:table-cell>
          <table:table-cell table:number-columns-repeated="1020"/>
        </table:table-row>
        <table:table-row table:style-name="ro1">
          <table:table-cell table:style-name="Default" office:value-type="float" office:value="3749" calcext:value-type="float">
            <text:p>3749</text:p>
          </table:table-cell>
          <table:table-cell table:style-name="Default" office:value-type="float" office:value="5169" calcext:value-type="float">
            <text:p>5169</text:p>
          </table:table-cell>
          <table:table-cell table:style-name="Default" office:value-type="float" office:value="1200000" calcext:value-type="float">
            <text:p>1200000</text:p>
          </table:table-cell>
          <table:table-cell table:style-name="Default" office:value-type="float" office:value="705000" calcext:value-type="float">
            <text:p>7050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float" office:value="3749" calcext:value-type="float">
            <text:p>3749</text:p>
          </table:table-cell>
          <table:table-cell table:style-name="Default" office:value-type="float" office:value="5175" calcext:value-type="float">
            <text:p>5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000" calcext:value-type="float">
            <text:p>350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float" office:value="3749" calcext:value-type="float">
            <text:p>3749</text:p>
          </table:table-cell>
          <table:table-cell table:style-name="Default" office:value-type="float" office:value="5182" calcext:value-type="float">
            <text:p>51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float" office:value="6330" calcext:value-type="float">
            <text:p>6330</text:p>
          </table:table-cell>
          <table:table-cell table:style-name="Default" office:value-type="float" office:value="5347" calcext:value-type="float">
            <text:p>53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300" calcext:value-type="float">
            <text:p>3630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00" calcext:value-type="currency">
            <text:p>500 00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9000000" calcext:value-type="currency">
            <text:p>49 000 000,00 Kč</text:p>
          </table:table-cell>
          <table:table-cell table:number-columns-repeated="102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8000000" calcext:value-type="currency">
            <text:p>8 000 000,00 Kč</text:p>
          </table:table-cell>
          <table:table-cell table:number-columns-repeated="1020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7000000" calcext:value-type="currency">
            <text:p>7 000 000,00 Kč</text:p>
          </table:table-cell>
          <table:table-cell table:number-columns-repeated="102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96500" calcext:value-type="currency">
            <text:p>696 500,00 Kč</text:p>
          </table:table-cell>
          <table:table-cell table:number-columns-repeated="102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table:number-columns-repeated="102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00" calcext:value-type="currency">
            <text:p>6 000,00 Kč</text:p>
          </table:table-cell>
          <table:table-cell table:number-columns-repeated="102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8700000" calcext:value-type="currency">
            <text:p>8 700 000,00 Kč</text:p>
          </table:table-cell>
          <table:table-cell office:value-type="currency" office:currency="CZK" office:value="5729000" calcext:value-type="currency">
            <text:p>5 729 000,00 Kč</text:p>
          </table:table-cell>
          <table:table-cell table:number-columns-repeated="102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000000" calcext:value-type="currency">
            <text:p>3 000 000,00 Kč</text:p>
          </table:table-cell>
          <table:table-cell office:value-type="currency" office:currency="CZK" office:value="6850000" calcext:value-type="currency">
            <text:p>6 850 000,00 Kč</text:p>
          </table:table-cell>
          <table:table-cell table:number-columns-repeated="102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111" calcext:value-type="float">
            <text:p>6111</text:p>
          </table:table-cell>
          <table:table-cell table:number-columns-repeated="2" office:value-type="currency" office:currency="CZK" office:value="3000000" calcext:value-type="currency">
            <text:p>3 000 000,00 Kč</text:p>
          </table:table-cell>
          <table:table-cell table:number-columns-repeated="102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0200000" calcext:value-type="currency">
            <text:p>10 200 000,00 Kč</text:p>
          </table:table-cell>
          <table:table-cell office:value-type="currency" office:currency="CZK" office:value="56503500" calcext:value-type="currency">
            <text:p>56 503 500,00 Kč</text:p>
          </table:table-cell>
          <table:table-cell table:number-columns-repeated="1020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table:number-columns-repeated="1020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5364" calcext:value-type="float">
            <text:p>5364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table:number-columns-repeated="1020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5000000" calcext:value-type="currency">
            <text:p>5 000 000,00 Kč</text:p>
          </table:table-cell>
          <table:table-cell table:number-columns-repeated="1020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0000" calcext:value-type="currency">
            <text:p>600 000,00 Kč</text:p>
          </table:table-cell>
          <table:table-cell table:number-columns-repeated="1020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6129" calcext:value-type="float">
            <text:p>612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3000000" calcext:value-type="currency">
            <text:p>23 000 000,00 Kč</text:p>
          </table:table-cell>
          <table:table-cell table:number-columns-repeated="1020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33504000" calcext:value-type="currency">
            <text:p>33 504 000,00 Kč</text:p>
          </table:table-cell>
          <table:table-cell office:value-type="currency" office:currency="CZK" office:value="34656100" calcext:value-type="currency">
            <text:p>34 656 100,00 Kč</text:p>
          </table:table-cell>
          <table:table-cell table:number-columns-repeated="1020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60800" calcext:value-type="currency">
            <text:p>3 060 800,00 Kč</text:p>
          </table:table-cell>
          <table:table-cell table:number-columns-repeated="1020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424000" calcext:value-type="currency">
            <text:p>424 000,00 Kč</text:p>
          </table:table-cell>
          <table:table-cell office:value-type="currency" office:currency="CZK" office:value="2498000" calcext:value-type="currency">
            <text:p>2 498 0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21" calcext:value-type="float">
            <text:p>50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65100" calcext:value-type="currency">
            <text:p>365 1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31" calcext:value-type="float">
            <text:p>503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7600" calcext:value-type="currency">
            <text:p>77 6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32" calcext:value-type="float">
            <text:p>503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100" calcext:value-type="currency">
            <text:p>33 1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1800000" calcext:value-type="currency">
            <text:p>1 800 0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000" calcext:value-type="currency">
            <text:p>55 0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74000" calcext:value-type="currency">
            <text:p>1 374 0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4700" calcext:value-type="currency">
            <text:p>54 7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4000000" calcext:value-type="currency">
            <text:p>4 000 000,00 Kč</text:p>
          </table:table-cell>
          <table:table-cell office:value-type="currency" office:currency="CZK" office:value="6159000" calcext:value-type="currency">
            <text:p>6 159 0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3400" calcext:value-type="currency">
            <text:p>73 4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90112000" calcext:value-type="currency">
            <text:p>90 112 000,00 Kč</text:p>
          </table:table-cell>
          <table:table-cell office:value-type="currency" office:currency="CZK" office:value="104837500" calcext:value-type="currency">
            <text:p>104 837 5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8481600" calcext:value-type="currency">
            <text:p>18 481 6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80000" calcext:value-type="currency">
            <text:p>3 380 0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10588000" calcext:value-type="currency">
            <text:p>10 588 000,00 Kč</text:p>
          </table:table-cell>
          <table:table-cell office:value-type="currency" office:currency="CZK" office:value="38580900" calcext:value-type="currency">
            <text:p>38 580 900,00 Kč</text:p>
          </table:table-cell>
          <table:table-cell table:number-columns-repeated="1020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49000000" calcext:value-type="currency">
            <text:p>49 000 000,00 Kč</text:p>
          </table:table-cell>
          <table:table-cell office:value-type="currency" office:currency="CZK" office:value="90179000" calcext:value-type="currency">
            <text:p>90 179 000,00 Kč</text:p>
          </table:table-cell>
          <table:table-cell table:number-columns-repeated="1020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163000" calcext:value-type="currency">
            <text:p>2 163 000,00 Kč</text:p>
          </table:table-cell>
          <table:table-cell table:number-columns-repeated="1020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486418000" calcext:value-type="currency">
            <text:p>486 418 000,00 Kč</text:p>
          </table:table-cell>
          <table:table-cell office:value-type="currency" office:currency="CZK" office:value="637614900" calcext:value-type="currency">
            <text:p>637 614 900,00 Kč</text:p>
          </table:table-cell>
          <table:table-cell table:number-columns-repeated="1020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356" calcext:value-type="float">
            <text:p>635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485000" calcext:value-type="currency">
            <text:p>33 485 000,00 Kč</text:p>
          </table:table-cell>
          <table:table-cell table:number-columns-repeated="1020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347" calcext:value-type="float">
            <text:p>534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59300" calcext:value-type="currency">
            <text:p>259 300,00 Kč</text:p>
          </table:table-cell>
          <table:table-cell table:number-columns-repeated="1020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250400" calcext:value-type="currency">
            <text:p>33 250 400,00 Kč</text:p>
          </table:table-cell>
          <table:table-cell table:number-columns-repeated="1020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12" calcext:value-type="float">
            <text:p>521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40000" calcext:value-type="currency">
            <text:p>240 000,00 Kč</text:p>
          </table:table-cell>
          <table:table-cell table:number-columns-repeated="1020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13" calcext:value-type="float">
            <text:p>521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9000" calcext:value-type="currency">
            <text:p>49 000,00 Kč</text:p>
          </table:table-cell>
          <table:table-cell table:number-columns-repeated="1020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21" calcext:value-type="float">
            <text:p>52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69000" calcext:value-type="currency">
            <text:p>269 000,00 Kč</text:p>
          </table:table-cell>
          <table:table-cell table:number-columns-repeated="1020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305600" calcext:value-type="currency">
            <text:p>10 305 600,00 Kč</text:p>
          </table:table-cell>
          <table:table-cell table:number-columns-repeated="1020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201000" calcext:value-type="currency">
            <text:p>201 000,00 Kč</text:p>
          </table:table-cell>
          <table:table-cell table:number-columns-repeated="1020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500000" calcext:value-type="currency">
            <text:p>30 500 000,00 Kč</text:p>
          </table:table-cell>
          <table:table-cell table:number-columns-repeated="1020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000000" calcext:value-type="currency">
            <text:p>20 000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757700" calcext:value-type="currency">
            <text:p>1 757 700,00 Kč</text:p>
          </table:table-cell>
          <table:table-cell table:number-columns-repeated="1020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5429" calcext:value-type="float">
            <text:p>5429</text:p>
          </table:table-cell>
          <table:table-cell table:number-columns-repeated="2" office:value-type="currency" office:currency="CZK" office:value="8000" calcext:value-type="currency">
            <text:p>8 000,00 Kč</text:p>
          </table:table-cell>
          <table:table-cell table:number-columns-repeated="1020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4500000" calcext:value-type="currency">
            <text:p>4 500 000,00 Kč</text:p>
          </table:table-cell>
          <table:table-cell table:number-columns-repeated="1020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17040000" calcext:value-type="currency">
            <text:p>17 040 000,00 Kč</text:p>
          </table:table-cell>
          <table:table-cell office:value-type="currency" office:currency="CZK" office:value="18012300" calcext:value-type="currency">
            <text:p>18 012 300,00 Kč</text:p>
          </table:table-cell>
          <table:table-cell table:number-columns-repeated="1020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81000" calcext:value-type="currency">
            <text:p>581 000,00 Kč</text:p>
          </table:table-cell>
          <table:table-cell table:number-columns-repeated="1020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19500" calcext:value-type="currency">
            <text:p>19 500,00 Kč</text:p>
          </table:table-cell>
          <table:table-cell table:number-columns-repeated="1020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67" calcext:value-type="float">
            <text:p>5167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20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table:number-columns-repeated="1020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00" calcext:value-type="currency">
            <text:p>5 500,00 Kč</text:p>
          </table:table-cell>
          <table:table-cell table:number-columns-repeated="1020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table:number-columns-repeated="1020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000" calcext:value-type="currency">
            <text:p>15 000,00 Kč</text:p>
          </table:table-cell>
          <table:table-cell table:number-columns-repeated="1020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70000" calcext:value-type="currency">
            <text:p>170 000,00 Kč</text:p>
          </table:table-cell>
          <table:table-cell table:number-columns-repeated="1020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 table:number-columns-repeated="1020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table:number-columns-repeated="1020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table:number-columns-repeated="1020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20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6000" calcext:value-type="currency">
            <text:p>406 000,00 Kč</text:p>
          </table:table-cell>
          <table:table-cell table:number-columns-repeated="1020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40000" calcext:value-type="currency">
            <text:p>540 000,00 Kč</text:p>
          </table:table-cell>
          <table:table-cell table:number-columns-repeated="1020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499" calcext:value-type="float">
            <text:p>549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82600" calcext:value-type="currency">
            <text:p>682 600,00 Kč</text:p>
          </table:table-cell>
          <table:table-cell table:number-columns-repeated="1020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6500" calcext:value-type="currency">
            <text:p>16 500,00 Kč</text:p>
          </table:table-cell>
          <table:table-cell table:number-columns-repeated="1020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60000" calcext:value-type="currency">
            <text:p>160 000,00 Kč</text:p>
          </table:table-cell>
          <table:table-cell office:value-type="currency" office:currency="CZK" office:value="165900" calcext:value-type="currency">
            <text:p>165 900,00 Kč</text:p>
          </table:table-cell>
          <table:table-cell table:number-columns-repeated="1020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7" calcext:value-type="float">
            <text:p>5167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40000" calcext:value-type="currency">
            <text:p>240 000,00 Kč</text:p>
          </table:table-cell>
          <table:table-cell office:value-type="currency" office:currency="CZK" office:value="676300" calcext:value-type="currency">
            <text:p>676 300,00 Kč</text:p>
          </table:table-cell>
          <table:table-cell table:number-columns-repeated="1020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1800" calcext:value-type="currency">
            <text:p>131 8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53" calcext:value-type="float">
            <text:p>515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0000" calcext:value-type="currency">
            <text:p>400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000" calcext:value-type="currency">
            <text:p>300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300000" calcext:value-type="currency">
            <text:p>2 300 000,00 Kč</text:p>
          </table:table-cell>
          <table:table-cell office:value-type="currency" office:currency="CZK" office:value="1448200" calcext:value-type="currency">
            <text:p>1 448 2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1700000" calcext:value-type="currency">
            <text:p>1 700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1" calcext:value-type="float">
            <text:p>52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66000" calcext:value-type="currency">
            <text:p>1 366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333000" calcext:value-type="currency">
            <text:p>333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3" calcext:value-type="float">
            <text:p>522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91000" calcext:value-type="currency">
            <text:p>291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55705000" calcext:value-type="currency">
            <text:p>55 705 000,00 Kč</text:p>
          </table:table-cell>
          <table:table-cell office:value-type="currency" office:currency="CZK" office:value="59607600" calcext:value-type="currency">
            <text:p>59 607 6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881000" calcext:value-type="currency">
            <text:p>6 881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339" calcext:value-type="float">
            <text:p>53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020000" calcext:value-type="currency">
            <text:p>3 020 000,00 Kč</text:p>
          </table:table-cell>
          <table:table-cell office:value-type="currency" office:currency="CZK" office:value="1000000" calcext:value-type="currency">
            <text:p>1 000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6123" calcext:value-type="float">
            <text:p>6123</text:p>
          </table:table-cell>
          <table:table-cell table:number-columns-repeated="2" office:value-type="currency" office:currency="CZK" office:value="480000" calcext:value-type="currency">
            <text:p>480 000,00 Kč</text:p>
          </table:table-cell>
          <table:table-cell table:number-columns-repeated="1020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480000" calcext:value-type="currency">
            <text:p>48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288000" calcext:value-type="currency">
            <text:p>6 288 000,00 Kč</text:p>
          </table:table-cell>
          <table:table-cell table:number-columns-repeated="1020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3501000" calcext:value-type="currency">
            <text:p>3 501 0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77600" calcext:value-type="currency">
            <text:p>77 6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80000" calcext:value-type="currency">
            <text:p>180 000,00 Kč</text:p>
          </table:table-cell>
          <table:table-cell office:value-type="currency" office:currency="CZK" office:value="380000" calcext:value-type="currency">
            <text:p>380 0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400" calcext:value-type="currency">
            <text:p>2 4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200000" calcext:value-type="currency">
            <text:p>200 0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430000" calcext:value-type="currency">
            <text:p>430 000,00 Kč</text:p>
          </table:table-cell>
          <table:table-cell office:value-type="currency" office:currency="CZK" office:value="1653000" calcext:value-type="currency">
            <text:p>1 653 0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6356" calcext:value-type="float">
            <text:p>635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4000000" calcext:value-type="currency">
            <text:p>14 000 000,00 Kč</text:p>
          </table:table-cell>
          <table:table-cell table:number-columns-repeated="1020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1160000" calcext:value-type="currency">
            <text:p>1 160 000,00 Kč</text:p>
          </table:table-cell>
          <table:table-cell table:number-columns-repeated="1020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 table:number-columns-repeated="1020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45000" calcext:value-type="currency">
            <text:p>45 000,00 Kč</text:p>
          </table:table-cell>
          <table:table-cell table:number-columns-repeated="1020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51" calcext:value-type="float">
            <text:p>5151</text:p>
          </table:table-cell>
          <table:table-cell table:number-columns-repeated="2" office:value-type="currency" office:currency="CZK" office:value="21000" calcext:value-type="currency">
            <text:p>21 000,00 Kč</text:p>
          </table:table-cell>
          <table:table-cell table:number-columns-repeated="1020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table:number-columns-repeated="1020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40000" calcext:value-type="currency">
            <text:p>540 000,00 Kč</text:p>
          </table:table-cell>
          <table:table-cell office:value-type="currency" office:currency="CZK" office:value="531000" calcext:value-type="currency">
            <text:p>531 000,00 Kč</text:p>
          </table:table-cell>
          <table:table-cell table:number-columns-repeated="1020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0000" calcext:value-type="currency">
            <text:p>80 000,00 Kč</text:p>
          </table:table-cell>
          <table:table-cell table:number-columns-repeated="1020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2000" calcext:value-type="currency">
            <text:p>2 000,00 Kč</text:p>
          </table:table-cell>
          <table:table-cell office:value-type="currency" office:currency="CZK" office:value="6000" calcext:value-type="currency">
            <text:p>6 000,00 Kč</text:p>
          </table:table-cell>
          <table:table-cell table:number-columns-repeated="1020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25000" calcext:value-type="currency">
            <text:p>25 000,00 Kč</text:p>
          </table:table-cell>
          <table:table-cell table:number-columns-repeated="1020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10000" calcext:value-type="currency">
            <text:p>110 000,00 Kč</text:p>
          </table:table-cell>
          <table:table-cell office:value-type="currency" office:currency="CZK" office:value="90000" calcext:value-type="currency">
            <text:p>90 000,00 Kč</text:p>
          </table:table-cell>
          <table:table-cell table:number-columns-repeated="1020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75000" calcext:value-type="currency">
            <text:p>175 000,00 Kč</text:p>
          </table:table-cell>
          <table:table-cell office:value-type="currency" office:currency="CZK" office:value="237200" calcext:value-type="currency">
            <text:p>237 200,00 Kč</text:p>
          </table:table-cell>
          <table:table-cell table:number-columns-repeated="1020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45000" calcext:value-type="currency">
            <text:p>45 000,00 Kč</text:p>
          </table:table-cell>
          <table:table-cell table:number-columns-repeated="1020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00" calcext:value-type="currency">
            <text:p>500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800000" calcext:value-type="currency">
            <text:p>800 000,00 Kč</text:p>
          </table:table-cell>
          <table:table-cell office:value-type="currency" office:currency="CZK" office:value="1660000" calcext:value-type="currency">
            <text:p>1 660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3" calcext:value-type="float">
            <text:p>5133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0" calcext:value-type="currency">
            <text:p>3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200000" calcext:value-type="currency">
            <text:p>200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10000" calcext:value-type="currency">
            <text:p>310 000,00 Kč</text:p>
          </table:table-cell>
          <table:table-cell office:value-type="currency" office:currency="CZK" office:value="907000" calcext:value-type="currency">
            <text:p>907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56" calcext:value-type="float">
            <text:p>5156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1" calcext:value-type="float">
            <text:p>5161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204000" calcext:value-type="currency">
            <text:p>204 000,00 Kč</text:p>
          </table:table-cell>
          <table:table-cell office:value-type="currency" office:currency="CZK" office:value="1804000" calcext:value-type="currency">
            <text:p>1 804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418000" calcext:value-type="currency">
            <text:p>1 418 000,00 Kč</text:p>
          </table:table-cell>
          <table:table-cell office:value-type="currency" office:currency="CZK" office:value="2573000" calcext:value-type="currency">
            <text:p>2 573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410000" calcext:value-type="currency">
            <text:p>410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64000" calcext:value-type="currency">
            <text:p>64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160000" calcext:value-type="currency">
            <text:p>160 000,00 Kč</text:p>
          </table:table-cell>
          <table:table-cell office:value-type="currency" office:currency="CZK" office:value="370000" calcext:value-type="currency">
            <text:p>370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900000" calcext:value-type="currency">
            <text:p>900 000,00 Kč</text:p>
          </table:table-cell>
          <table:table-cell office:value-type="currency" office:currency="CZK" office:value="8910000" calcext:value-type="currency">
            <text:p>8 910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6123" calcext:value-type="float">
            <text:p>612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00" calcext:value-type="currency">
            <text:p>500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6127" calcext:value-type="float">
            <text:p>612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000" calcext:value-type="currency">
            <text:p>15 000,00 Kč</text:p>
          </table:table-cell>
          <table:table-cell table:number-columns-repeated="1020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table:number-columns-repeated="1020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table:number-columns-repeated="1020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60000" calcext:value-type="currency">
            <text:p>460 000,00 Kč</text:p>
          </table:table-cell>
          <table:table-cell table:number-columns-repeated="1020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32400" calcext:value-type="currency">
            <text:p>232 400,00 Kč</text:p>
          </table:table-cell>
          <table:table-cell table:number-columns-repeated="1020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20000" calcext:value-type="currency">
            <text:p>320 000,00 Kč</text:p>
          </table:table-cell>
          <table:table-cell office:value-type="currency" office:currency="CZK" office:value="700000" calcext:value-type="currency">
            <text:p>700 000,00 Kč</text:p>
          </table:table-cell>
          <table:table-cell table:number-columns-repeated="1020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3400000" calcext:value-type="currency">
            <text:p>3 400 000,00 Kč</text:p>
          </table:table-cell>
          <table:table-cell table:number-columns-repeated="1020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1300000" calcext:value-type="currency">
            <text:p>1 300 000,00 Kč</text:p>
          </table:table-cell>
          <table:table-cell table:number-columns-repeated="1020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25000" calcext:value-type="currency">
            <text:p>525 000,00 Kč</text:p>
          </table:table-cell>
          <table:table-cell office:value-type="currency" office:currency="CZK" office:value="450000" calcext:value-type="currency">
            <text:p>450 000,00 Kč</text:p>
          </table:table-cell>
          <table:table-cell table:number-columns-repeated="1020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5000" calcext:value-type="currency">
            <text:p>75 000,00 Kč</text:p>
          </table:table-cell>
          <table:table-cell table:number-columns-repeated="1020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 table:number-columns-repeated="1020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82" calcext:value-type="float">
            <text:p>5182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40000" calcext:value-type="currency">
            <text:p>40 0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120000" calcext:value-type="currency">
            <text:p>120 0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61000" calcext:value-type="currency">
            <text:p>61 0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27000" calcext:value-type="currency">
            <text:p>27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2000" calcext:value-type="currency">
            <text:p>2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61000" calcext:value-type="currency">
            <text:p>261 000,00 Kč</text:p>
          </table:table-cell>
          <table:table-cell office:value-type="currency" office:currency="CZK" office:value="203000" calcext:value-type="currency">
            <text:p>203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80000" calcext:value-type="currency">
            <text:p>180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12" calcext:value-type="float">
            <text:p>521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000" calcext:value-type="currency">
            <text:p>55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13" calcext:value-type="float">
            <text:p>521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1" calcext:value-type="float">
            <text:p>52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49000" calcext:value-type="currency">
            <text:p>249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22900" calcext:value-type="currency">
            <text:p>3 322 9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3" calcext:value-type="float">
            <text:p>522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9" calcext:value-type="float">
            <text:p>522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9000" calcext:value-type="currency">
            <text:p>59 0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5700000" calcext:value-type="currency">
            <text:p>5 700 000,00 Kč</text:p>
          </table:table-cell>
          <table:table-cell office:value-type="currency" office:currency="CZK" office:value="10370800" calcext:value-type="currency">
            <text:p>10 370 8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27000" calcext:value-type="currency">
            <text:p>227 000,00 Kč</text:p>
          </table:table-cell>
          <table:table-cell table:number-columns-repeated="1020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363" calcext:value-type="float">
            <text:p>536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20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660000" calcext:value-type="currency">
            <text:p>660 000,00 Kč</text:p>
          </table:table-cell>
          <table:table-cell office:value-type="currency" office:currency="CZK" office:value="1050000" calcext:value-type="currency">
            <text:p>1 050 000,00 Kč</text:p>
          </table:table-cell>
          <table:table-cell table:number-columns-repeated="1020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 table:number-columns-repeated="102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table:number-columns-repeated="1020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90000" calcext:value-type="currency">
            <text:p>90 000,00 Kč</text:p>
          </table:table-cell>
          <table:table-cell table:number-columns-repeated="1020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250000" calcext:value-type="currency">
            <text:p>250 000,00 Kč</text:p>
          </table:table-cell>
          <table:table-cell table:number-columns-repeated="1020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45000" calcext:value-type="currency">
            <text:p>45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500000" calcext:value-type="currency">
            <text:p>500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350000" calcext:value-type="currency">
            <text:p>350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4350000" calcext:value-type="currency">
            <text:p>4 350 000,00 Kč</text:p>
          </table:table-cell>
          <table:table-cell office:value-type="currency" office:currency="CZK" office:value="4340000" calcext:value-type="currency">
            <text:p>4 340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750000" calcext:value-type="currency">
            <text:p>750 000,00 Kč</text:p>
          </table:table-cell>
          <table:table-cell office:value-type="currency" office:currency="CZK" office:value="4950000" calcext:value-type="currency">
            <text:p>4 950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2400000" calcext:value-type="currency">
            <text:p>2 400 000,00 Kč</text:p>
          </table:table-cell>
          <table:table-cell office:value-type="currency" office:currency="CZK" office:value="7000000" calcext:value-type="currency">
            <text:p>7 000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4200000" calcext:value-type="currency">
            <text:p>4 200 000,00 Kč</text:p>
          </table:table-cell>
          <table:table-cell office:value-type="currency" office:currency="CZK" office:value="4260000" calcext:value-type="currency">
            <text:p>4 260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50000" calcext:value-type="currency">
            <text:p>250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492" calcext:value-type="float">
            <text:p>549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6501000" calcext:value-type="currency">
            <text:p>6 501 000,00 Kč</text:p>
          </table:table-cell>
          <table:table-cell office:value-type="currency" office:currency="CZK" office:value="25421000" calcext:value-type="currency">
            <text:p>25 421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6125" calcext:value-type="float">
            <text:p>6125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1000000" calcext:value-type="currency">
            <text:p>41 000 000,00 Kč</text:p>
          </table:table-cell>
          <table:table-cell table:number-columns-repeated="1020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2306000" calcext:value-type="currency">
            <text:p>32 306 000,00 Kč</text:p>
          </table:table-cell>
          <table:table-cell office:value-type="currency" office:currency="CZK" office:value="76934700" calcext:value-type="currency">
            <text:p>76 934 700,00 Kč</text:p>
          </table:table-cell>
          <table:table-cell table:number-columns-repeated="1020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8100" calcext:value-type="currency">
            <text:p>58 100,00 Kč</text:p>
          </table:table-cell>
          <table:table-cell table:number-columns-repeated="1020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9055000" calcext:value-type="currency">
            <text:p>39 055 000,00 Kč</text:p>
          </table:table-cell>
          <table:table-cell office:value-type="currency" office:currency="CZK" office:value="57426000" calcext:value-type="currency">
            <text:p>57 426 000,00 Kč</text:p>
          </table:table-cell>
          <table:table-cell table:number-columns-repeated="1020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24200" calcext:value-type="currency">
            <text:p>1 524 2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91000" calcext:value-type="currency">
            <text:p>291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1500000" calcext:value-type="currency">
            <text:p>1 500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171000" calcext:value-type="currency">
            <text:p>171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0019000" calcext:value-type="currency">
            <text:p>10 019 000,00 Kč</text:p>
          </table:table-cell>
          <table:table-cell office:value-type="currency" office:currency="CZK" office:value="11419000" calcext:value-type="currency">
            <text:p>11 419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460000" calcext:value-type="currency">
            <text:p>1 460 000,00 Kč</text:p>
          </table:table-cell>
          <table:table-cell office:value-type="currency" office:currency="CZK" office:value="17176000" calcext:value-type="currency">
            <text:p>17 176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41167000" calcext:value-type="currency">
            <text:p>41 167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956000" calcext:value-type="currency">
            <text:p>5 956 000,00 Kč</text:p>
          </table:table-cell>
          <table:table-cell office:value-type="currency" office:currency="CZK" office:value="30544000" calcext:value-type="currency">
            <text:p>30 544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42000" calcext:value-type="currency">
            <text:p>4 042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30" calcext:value-type="float">
            <text:p>6130</text:p>
          </table:table-cell>
          <table:table-cell table:number-columns-repeated="2" office:value-type="currency" office:currency="CZK" office:value="1629000" calcext:value-type="currency">
            <text:p>1 629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413" calcext:value-type="float">
            <text:p>6413</text:p>
          </table:table-cell>
          <table:table-cell office:value-type="currency" office:currency="CZK" office:value="581975000" calcext:value-type="currency">
            <text:p>581 975 000,00 Kč</text:p>
          </table:table-cell>
          <table:table-cell office:value-type="currency" office:currency="CZK" office:value="12358000" calcext:value-type="currency">
            <text:p>12 358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37500" calcext:value-type="currency">
            <text:p>437 500,00 Kč</text:p>
          </table:table-cell>
          <table:table-cell table:number-columns-repeated="1020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0000000" calcext:value-type="currency">
            <text:p>600 000 000,00 Kč</text:p>
          </table:table-cell>
          <table:table-cell table:number-columns-repeated="1020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table:number-columns-repeated="1020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23" calcext:value-type="float">
            <text:p>5023</text:p>
          </table:table-cell>
          <table:table-cell table:number-columns-repeated="2" office:value-type="currency" office:currency="CZK" office:value="11075000" calcext:value-type="currency">
            <text:p>11 075 000,00 Kč</text:p>
          </table:table-cell>
          <table:table-cell table:number-columns-repeated="1020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currency" office:currency="CZK" office:value="2769000" calcext:value-type="currency">
            <text:p>2 769 000,00 Kč</text:p>
          </table:table-cell>
          <table:table-cell table:number-columns-repeated="1020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currency" office:currency="CZK" office:value="997000" calcext:value-type="currency">
            <text:p>997 000,00 Kč</text:p>
          </table:table-cell>
          <table:table-cell table:number-columns-repeated="1020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424" calcext:value-type="float">
            <text:p>5424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 table:number-columns-repeated="1020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currency" office:currency="CZK" office:value="204000" calcext:value-type="currency">
            <text:p>204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11" calcext:value-type="float">
            <text:p>5011</text:p>
          </table:table-cell>
          <table:table-cell office:value-type="currency" office:currency="CZK" office:value="130000000" calcext:value-type="currency">
            <text:p>130 000 000,00 Kč</text:p>
          </table:table-cell>
          <table:table-cell office:value-type="currency" office:currency="CZK" office:value="149628900" calcext:value-type="currency">
            <text:p>149 628 9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21" calcext:value-type="float">
            <text:p>5021</text:p>
          </table:table-cell>
          <table:table-cell office:value-type="currency" office:currency="CZK" office:value="8000000" calcext:value-type="currency">
            <text:p>8 000 000,00 Kč</text:p>
          </table:table-cell>
          <table:table-cell office:value-type="currency" office:currency="CZK" office:value="11415000" calcext:value-type="currency">
            <text:p>11 415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24" calcext:value-type="float">
            <text:p>5024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1" calcext:value-type="float">
            <text:p>5031</text:p>
          </table:table-cell>
          <table:table-cell office:value-type="currency" office:currency="CZK" office:value="34620000" calcext:value-type="currency">
            <text:p>34 620 000,00 Kč</text:p>
          </table:table-cell>
          <table:table-cell office:value-type="currency" office:currency="CZK" office:value="40325700" calcext:value-type="currency">
            <text:p>40 325 7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2" calcext:value-type="float">
            <text:p>5032</text:p>
          </table:table-cell>
          <table:table-cell office:value-type="currency" office:currency="CZK" office:value="12460000" calcext:value-type="currency">
            <text:p>12 460 000,00 Kč</text:p>
          </table:table-cell>
          <table:table-cell office:value-type="currency" office:currency="CZK" office:value="14527400" calcext:value-type="currency">
            <text:p>14 527 4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8" calcext:value-type="float">
            <text:p>5038</text:p>
          </table:table-cell>
          <table:table-cell office:value-type="currency" office:currency="CZK" office:value="620000" calcext:value-type="currency">
            <text:p>620 000,00 Kč</text:p>
          </table:table-cell>
          <table:table-cell office:value-type="currency" office:currency="CZK" office:value="659000" calcext:value-type="currency">
            <text:p>659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1200000" calcext:value-type="currency">
            <text:p>1 20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000000" calcext:value-type="currency">
            <text:p>3 000 000,00 Kč</text:p>
          </table:table-cell>
          <table:table-cell office:value-type="currency" office:currency="CZK" office:value="3610700" calcext:value-type="currency">
            <text:p>3 610 7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00000" calcext:value-type="currency">
            <text:p>4 00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30000" calcext:value-type="currency">
            <text:p>230 000,00 Kč</text:p>
          </table:table-cell>
          <table:table-cell office:value-type="currency" office:currency="CZK" office:value="363000" calcext:value-type="currency">
            <text:p>363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3" calcext:value-type="float">
            <text:p>5173</text:p>
          </table:table-cell>
          <table:table-cell office:value-type="currency" office:currency="CZK" office:value="438000" calcext:value-type="currency">
            <text:p>438 000,00 Kč</text:p>
          </table:table-cell>
          <table:table-cell office:value-type="currency" office:currency="CZK" office:value="608000" calcext:value-type="currency">
            <text:p>608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5" calcext:value-type="float">
            <text:p>5195</text:p>
          </table:table-cell>
          <table:table-cell office:value-type="currency" office:currency="CZK" office:value="538000" calcext:value-type="currency">
            <text:p>538 000,00 Kč</text:p>
          </table:table-cell>
          <table:table-cell office:value-type="currency" office:currency="CZK" office:value="450000" calcext:value-type="currency">
            <text:p>45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229" calcext:value-type="float">
            <text:p>5229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424" calcext:value-type="float">
            <text:p>5424</text:p>
          </table:table-cell>
          <table:table-cell office:value-type="currency" office:currency="CZK" office:value="550000" calcext:value-type="currency">
            <text:p>550 000,00 Kč</text:p>
          </table:table-cell>
          <table:table-cell office:value-type="currency" office:currency="CZK" office:value="560000" calcext:value-type="currency">
            <text:p>56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currency" office:currency="CZK" office:value="2228000" calcext:value-type="currency">
            <text:p>2 228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660" calcext:value-type="float">
            <text:p>5660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20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19000" calcext:value-type="currency">
            <text:p>119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5800000" calcext:value-type="currency">
            <text:p>5 800 000,00 Kč</text:p>
          </table:table-cell>
          <table:table-cell office:value-type="currency" office:currency="CZK" office:value="5100000" calcext:value-type="currency">
            <text:p>5 10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250000" calcext:value-type="currency">
            <text:p>25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363" calcext:value-type="float">
            <text:p>536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80000" calcext:value-type="currency">
            <text:p>80 000,00 Kč</text:p>
          </table:table-cell>
          <table:table-cell table:number-columns-repeated="1020"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4" calcext:value-type="float">
            <text:p>5134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310000" calcext:value-type="currency">
            <text:p>31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2700000" calcext:value-type="currency">
            <text:p>2 700 000,00 Kč</text:p>
          </table:table-cell>
          <table:table-cell office:value-type="currency" office:currency="CZK" office:value="2115000" calcext:value-type="currency">
            <text:p>2 115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4300000" calcext:value-type="currency">
            <text:p>4 300 000,00 Kč</text:p>
          </table:table-cell>
          <table:table-cell office:value-type="currency" office:currency="CZK" office:value="4825000" calcext:value-type="currency">
            <text:p>4 825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42" calcext:value-type="float">
            <text:p>5142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800000" calcext:value-type="currency">
            <text:p>800 000,00 Kč</text:p>
          </table:table-cell>
          <table:table-cell office:value-type="currency" office:currency="CZK" office:value="841000" calcext:value-type="currency">
            <text:p>841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2" calcext:value-type="float">
            <text:p>5152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3" calcext:value-type="float">
            <text:p>5153</text:p>
          </table:table-cell>
          <table:table-cell table:number-columns-repeated="2" office:value-type="currency" office:currency="CZK" office:value="3500000" calcext:value-type="currency">
            <text:p>3 50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3800000" calcext:value-type="currency">
            <text:p>3 800 000,00 Kč</text:p>
          </table:table-cell>
          <table:table-cell office:value-type="currency" office:currency="CZK" office:value="4370000" calcext:value-type="currency">
            <text:p>4 37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6" calcext:value-type="float">
            <text:p>5156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510000" calcext:value-type="currency">
            <text:p>51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1" calcext:value-type="float">
            <text:p>5161</text:p>
          </table:table-cell>
          <table:table-cell office:value-type="currency" office:currency="CZK" office:value="1800000" calcext:value-type="currency">
            <text:p>1 800 000,00 Kč</text:p>
          </table:table-cell>
          <table:table-cell office:value-type="currency" office:currency="CZK" office:value="1870000" calcext:value-type="currency">
            <text:p>1 87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4000000" calcext:value-type="currency">
            <text:p>4 000 000,00 Kč</text:p>
          </table:table-cell>
          <table:table-cell office:value-type="currency" office:currency="CZK" office:value="7149400" calcext:value-type="currency">
            <text:p>7 149 4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235000" calcext:value-type="currency">
            <text:p>235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85000" calcext:value-type="currency">
            <text:p>85 000,00 Kč</text:p>
          </table:table-cell>
          <table:table-cell office:value-type="currency" office:currency="CZK" office:value="369000" calcext:value-type="currency">
            <text:p>369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100000" calcext:value-type="currency">
            <text:p>1 100 000,00 Kč</text:p>
          </table:table-cell>
          <table:table-cell office:value-type="currency" office:currency="CZK" office:value="4631000" calcext:value-type="currency">
            <text:p>4 631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14000000" calcext:value-type="currency">
            <text:p>14 000 000,00 Kč</text:p>
          </table:table-cell>
          <table:table-cell office:value-type="currency" office:currency="CZK" office:value="24836000" calcext:value-type="currency">
            <text:p>24 836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8000000" calcext:value-type="currency">
            <text:p>18 000 000,00 Kč</text:p>
          </table:table-cell>
          <table:table-cell office:value-type="currency" office:currency="CZK" office:value="17700000" calcext:value-type="currency">
            <text:p>17 70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1700000" calcext:value-type="currency">
            <text:p>11 700 000,00 Kč</text:p>
          </table:table-cell>
          <table:table-cell office:value-type="currency" office:currency="CZK" office:value="12300000" calcext:value-type="currency">
            <text:p>12 30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2" calcext:value-type="float">
            <text:p>5172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3" calcext:value-type="float">
            <text:p>5173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195000" calcext:value-type="currency">
            <text:p>195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50000" calcext:value-type="currency">
            <text:p>25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8" calcext:value-type="float">
            <text:p>5178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9" calcext:value-type="float">
            <text:p>5179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82" calcext:value-type="float">
            <text:p>5182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361" calcext:value-type="float">
            <text:p>5361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362" calcext:value-type="float">
            <text:p>5362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909" calcext:value-type="float">
            <text:p>5909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11" calcext:value-type="float">
            <text:p>6111</text:p>
          </table:table-cell>
          <table:table-cell office:value-type="currency" office:currency="CZK" office:value="8331000" calcext:value-type="currency">
            <text:p>8 331 000,00 Kč</text:p>
          </table:table-cell>
          <table:table-cell office:value-type="currency" office:currency="CZK" office:value="11301000" calcext:value-type="currency">
            <text:p>11 301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19400000" calcext:value-type="currency">
            <text:p>119 400 000,00 Kč</text:p>
          </table:table-cell>
          <table:table-cell office:value-type="currency" office:currency="CZK" office:value="183740000" calcext:value-type="currency">
            <text:p>183 74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1200000" calcext:value-type="currency">
            <text:p>1 200 000,00 Kč</text:p>
          </table:table-cell>
          <table:table-cell office:value-type="currency" office:currency="CZK" office:value="2900000" calcext:value-type="currency">
            <text:p>2 90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5" calcext:value-type="float">
            <text:p>6125</text:p>
          </table:table-cell>
          <table:table-cell office:value-type="currency" office:currency="CZK" office:value="3400000" calcext:value-type="currency">
            <text:p>3 400 000,00 Kč</text:p>
          </table:table-cell>
          <table:table-cell office:value-type="currency" office:currency="CZK" office:value="26440000" calcext:value-type="currency">
            <text:p>26 440 000,00 Kč</text:p>
          </table:table-cell>
          <table:table-cell table:number-columns-repeated="1020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table:number-columns-repeated="1020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5168" calcext:value-type="float">
            <text:p>5168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table:number-columns-repeated="1020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342" calcext:value-type="float">
            <text:p>5342</text:p>
          </table:table-cell>
          <table:table-cell table:number-columns-repeated="2" office:value-type="currency" office:currency="CZK" office:value="5950000" calcext:value-type="currency">
            <text:p>5 950 000,00 Kč</text:p>
          </table:table-cell>
          <table:table-cell table:number-columns-repeated="1020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345" calcext:value-type="float">
            <text:p>5345</text:p>
          </table:table-cell>
          <table:table-cell table:number-columns-repeated="2" office:value-type="currency" office:currency="CZK" office:value="5950000" calcext:value-type="currency">
            <text:p>5 950 000,00 Kč</text:p>
          </table:table-cell>
          <table:table-cell table:number-columns-repeated="1020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347" calcext:value-type="float">
            <text:p>534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120800" calcext:value-type="currency">
            <text:p>1 120 800,00 Kč</text:p>
          </table:table-cell>
          <table:table-cell table:number-columns-repeated="1020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5365" calcext:value-type="float">
            <text:p>5365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0000" calcext:value-type="currency">
            <text:p>200 000,00 Kč</text:p>
          </table:table-cell>
          <table:table-cell table:number-columns-repeated="1020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110000" calcext:value-type="currency">
            <text:p>110 000,00 Kč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4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P1" style:volatile="true">
      <number:text>-</number:text>
      <number:number number:decimal-places="2" loext:min-decimal-places="2" number:min-integer-digits="1" number:grouping="true"/>
    </number:number-style>
    <number:number-style style:name="N113">
      <number:text/>
      <style:map style:condition="value()&gt;0" style:apply-style-name="N113P0"/>
      <style:map style:condition="value()&lt;0" style:apply-style-name="N113P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.98mm" fo:margin-bottom="14.99mm" fo:margin-left="9.98mm" fo:margin-right="9.9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.00.0000</text:date>, <text:time style:data-style-name="N2" text:time-value="21:52:16.185155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ordic_20_Reporter" style:display-name="PageStyle_Gordic Repor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ordic Reporter</dc:title>
    <meta:initial-creator>Řechtáčková Pavla Bc. (P8)</meta:initial-creator>
    <dc:creator>Jan Dvořák</dc:creator>
    <meta:print-date>2017-05-31T13:21:53</meta:print-date>
    <meta:creation-date>2017-05-16T11:17:21</meta:creation-date>
    <dc:date>2018-06-12T21:55:20.896851406</dc:date>
    <meta:generator>LibreOffice/6.0.4.2$Linux_X86_64 LibreOffice_project/00$Build-2</meta:generator>
    <meta:editing-duration>PT18M1S</meta:editing-duration>
    <meta:editing-cycles>4</meta:editing-cycles>
    <meta:document-statistic meta:table-count="2" meta:cell-count="12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